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A_uspiensi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de</text:p>
          </table:table-cell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1_lv_0006.png</text:p>
          </table:table-cell>
          <table:table-cell office:value-type="float" office:value="13.645483392" calcext:value-type="float">
            <text:p>13.645483392</text:p>
          </table:table-cell>
          <table:table-cell office:value-type="float" office:value="6.22868244495" calcext:value-type="float">
            <text:p>6.22868244495</text:p>
          </table:table-cell>
          <table:table-cell office:value-type="float" office:value="27.5532840148" calcext:value-type="float">
            <text:p>27.5532840148</text:p>
          </table:table-cell>
          <table:table-cell office:value-type="float" office:value="49.2174384746" calcext:value-type="float">
            <text:p>49.2174384746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2_lv_0001.png</text:p>
          </table:table-cell>
          <table:table-cell office:value-type="float" office:value="20.0273441574" calcext:value-type="float">
            <text:p>20.0273441574</text:p>
          </table:table-cell>
          <table:table-cell office:value-type="float" office:value="6.1848002393" calcext:value-type="float">
            <text:p>6.1848002393</text:p>
          </table:table-cell>
          <table:table-cell office:value-type="float" office:value="28.618405581" calcext:value-type="float">
            <text:p>28.618405581</text:p>
          </table:table-cell>
          <table:table-cell office:value-type="float" office:value="52.5605882863" calcext:value-type="float">
            <text:p>52.5605882863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3_lv_0001.png</text:p>
          </table:table-cell>
          <table:table-cell office:value-type="float" office:value="19.6963347859" calcext:value-type="float">
            <text:p>19.6963347859</text:p>
          </table:table-cell>
          <table:table-cell office:value-type="float" office:value="6.431191025" calcext:value-type="float">
            <text:p>6.431191025</text:p>
          </table:table-cell>
          <table:table-cell office:value-type="float" office:value="37.7109570417" calcext:value-type="float">
            <text:p>37.7109570417</text:p>
          </table:table-cell>
          <table:table-cell office:value-type="float" office:value="62.5682873427" calcext:value-type="float">
            <text:p>62.5682873427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5_lv_0002.png</text:p>
          </table:table-cell>
          <table:table-cell office:value-type="float" office:value="17.2787324767" calcext:value-type="float">
            <text:p>17.2787324767</text:p>
          </table:table-cell>
          <table:table-cell office:value-type="float" office:value="6.74460117427" calcext:value-type="float">
            <text:p>6.74460117427</text:p>
          </table:table-cell>
          <table:table-cell office:value-type="float" office:value="35.0850119852" calcext:value-type="float">
            <text:p>35.0850119852</text:p>
          </table:table-cell>
          <table:table-cell office:value-type="float" office:value="53.7289264084" calcext:value-type="float">
            <text:p>53.7289264084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6_lv_0001.png</text:p>
          </table:table-cell>
          <table:table-cell office:value-type="float" office:value="17.293721404" calcext:value-type="float">
            <text:p>17.293721404</text:p>
          </table:table-cell>
          <table:table-cell office:value-type="float" office:value="6.99467411678" calcext:value-type="float">
            <text:p>6.99467411678</text:p>
          </table:table-cell>
          <table:table-cell office:value-type="float" office:value="29.588252483" calcext:value-type="float">
            <text:p>29.588252483</text:p>
          </table:table-cell>
          <table:table-cell office:value-type="float" office:value="52.9566832137" calcext:value-type="float">
            <text:p>52.9566832137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7_lv_0001.png</text:p>
          </table:table-cell>
          <table:table-cell office:value-type="float" office:value="22.3088980454" calcext:value-type="float">
            <text:p>22.3088980454</text:p>
          </table:table-cell>
          <table:table-cell office:value-type="float" office:value="4.26624530471" calcext:value-type="float">
            <text:p>4.26624530471</text:p>
          </table:table-cell>
          <table:table-cell office:value-type="float" office:value="37.4910623216" calcext:value-type="float">
            <text:p>37.4910623216</text:p>
          </table:table-cell>
          <table:table-cell office:value-type="float" office:value="58.303308997" calcext:value-type="float">
            <text:p>58.303308997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8_lv_0002.png</text:p>
          </table:table-cell>
          <table:table-cell office:value-type="float" office:value="12.7400094584" calcext:value-type="float">
            <text:p>12.7400094584</text:p>
          </table:table-cell>
          <table:table-cell office:value-type="float" office:value="6.50461566889" calcext:value-type="float">
            <text:p>6.50461566889</text:p>
          </table:table-cell>
          <table:table-cell office:value-type="float" office:value="32.1816755313" calcext:value-type="float">
            <text:p>32.1816755313</text:p>
          </table:table-cell>
          <table:table-cell office:value-type="float" office:value="49.4567479723" calcext:value-type="float">
            <text:p>49.4567479723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09_lv_0002.png</text:p>
          </table:table-cell>
          <table:table-cell office:value-type="float" office:value="18.0751150757" calcext:value-type="float">
            <text:p>18.0751150757</text:p>
          </table:table-cell>
          <table:table-cell office:value-type="float" office:value="5.48473563629" calcext:value-type="float">
            <text:p>5.48473563629</text:p>
          </table:table-cell>
          <table:table-cell office:value-type="float" office:value="30.5122453615" calcext:value-type="float">
            <text:p>30.5122453615</text:p>
          </table:table-cell>
          <table:table-cell office:value-type="float" office:value="50.2698363335" calcext:value-type="float">
            <text:p>50.2698363335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1_lv_0003.png</text:p>
          </table:table-cell>
          <table:table-cell office:value-type="float" office:value="16.6626482889" calcext:value-type="float">
            <text:p>16.6626482889</text:p>
          </table:table-cell>
          <table:table-cell office:value-type="float" office:value="7.47799398235" calcext:value-type="float">
            <text:p>7.47799398235</text:p>
          </table:table-cell>
          <table:table-cell office:value-type="float" office:value="35.8121600717" calcext:value-type="float">
            <text:p>35.8121600717</text:p>
          </table:table-cell>
          <table:table-cell office:value-type="float" office:value="55.60090939" calcext:value-type="float">
            <text:p>55.60090939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3_lv_0001.png</text:p>
          </table:table-cell>
          <table:table-cell office:value-type="float" office:value="15.9838922982" calcext:value-type="float">
            <text:p>15.9838922982</text:p>
          </table:table-cell>
          <table:table-cell office:value-type="float" office:value="6.50043729298" calcext:value-type="float">
            <text:p>6.50043729298</text:p>
          </table:table-cell>
          <table:table-cell office:value-type="float" office:value="36.6361646055" calcext:value-type="float">
            <text:p>36.6361646055</text:p>
          </table:table-cell>
          <table:table-cell office:value-type="float" office:value="57.524" calcext:value-type="float">
            <text:p>57.524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6_lv_0004.png</text:p>
          </table:table-cell>
          <table:table-cell office:value-type="float" office:value="14.8827959739" calcext:value-type="float">
            <text:p>14.8827959739</text:p>
          </table:table-cell>
          <table:table-cell office:value-type="float" office:value="7.63523758635" calcext:value-type="float">
            <text:p>7.63523758635</text:p>
          </table:table-cell>
          <table:table-cell office:value-type="float" office:value="33.0906142886" calcext:value-type="float">
            <text:p>33.0906142886</text:p>
          </table:table-cell>
          <table:table-cell office:value-type="float" office:value="51.878051438" calcext:value-type="float">
            <text:p>51.878051438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7_lv_0003.png</text:p>
          </table:table-cell>
          <table:table-cell office:value-type="float" office:value="14.3932320901" calcext:value-type="float">
            <text:p>14.3932320901</text:p>
          </table:table-cell>
          <table:table-cell office:value-type="float" office:value="5.12040662448" calcext:value-type="float">
            <text:p>5.12040662448</text:p>
          </table:table-cell>
          <table:table-cell office:value-type="float" office:value="29.7429646135" calcext:value-type="float">
            <text:p>29.7429646135</text:p>
          </table:table-cell>
          <table:table-cell office:value-type="float" office:value="51.6021706908" calcext:value-type="float">
            <text:p>51.6021706908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8_lv_0002.png</text:p>
          </table:table-cell>
          <table:table-cell office:value-type="float" office:value="17.6956815636" calcext:value-type="float">
            <text:p>17.6956815636</text:p>
          </table:table-cell>
          <table:table-cell office:value-type="float" office:value="5.89091673681" calcext:value-type="float">
            <text:p>5.89091673681</text:p>
          </table:table-cell>
          <table:table-cell office:value-type="float" office:value="31.3504547016" calcext:value-type="float">
            <text:p>31.3504547016</text:p>
          </table:table-cell>
          <table:table-cell office:value-type="float" office:value="49.4687097972" calcext:value-type="float">
            <text:p>49.4687097972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19_lv_0001.png</text:p>
          </table:table-cell>
          <table:table-cell office:value-type="float" office:value="17.3966027143" calcext:value-type="float">
            <text:p>17.3966027143</text:p>
          </table:table-cell>
          <table:table-cell office:value-type="float" office:value="6.06274723207" calcext:value-type="float">
            <text:p>6.06274723207</text:p>
          </table:table-cell>
          <table:table-cell office:value-type="float" office:value="30.1488201096" calcext:value-type="float">
            <text:p>30.1488201096</text:p>
          </table:table-cell>
          <table:table-cell office:value-type="float" office:value="51.8496772025" calcext:value-type="float">
            <text:p>51.8496772025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0_lv_0002.png</text:p>
          </table:table-cell>
          <table:table-cell office:value-type="float" office:value="16.0764631993" calcext:value-type="float">
            <text:p>16.0764631993</text:p>
          </table:table-cell>
          <table:table-cell office:value-type="float" office:value="6.18194540578" calcext:value-type="float">
            <text:p>6.18194540578</text:p>
          </table:table-cell>
          <table:table-cell office:value-type="float" office:value="31.5772844938" calcext:value-type="float">
            <text:p>31.5772844938</text:p>
          </table:table-cell>
          <table:table-cell office:value-type="float" office:value="52.1421681559" calcext:value-type="float">
            <text:p>52.1421681559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1_lv_0001.png</text:p>
          </table:table-cell>
          <table:table-cell office:value-type="float" office:value="14.5659672525" calcext:value-type="float">
            <text:p>14.5659672525</text:p>
          </table:table-cell>
          <table:table-cell office:value-type="float" office:value="4.94900242473" calcext:value-type="float">
            <text:p>4.94900242473</text:p>
          </table:table-cell>
          <table:table-cell office:value-type="float" office:value="31.4808850733" calcext:value-type="float">
            <text:p>31.4808850733</text:p>
          </table:table-cell>
          <table:table-cell office:value-type="float" office:value="52.9840286313" calcext:value-type="float">
            <text:p>52.9840286313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2_lv_0006.tif</text:p>
          </table:table-cell>
          <table:table-cell office:value-type="float" office:value="13.3586473866" calcext:value-type="float">
            <text:p>13.3586473866</text:p>
          </table:table-cell>
          <table:table-cell office:value-type="float" office:value="6.69445531765" calcext:value-type="float">
            <text:p>6.69445531765</text:p>
          </table:table-cell>
          <table:table-cell office:value-type="float" office:value="32.4536807312" calcext:value-type="float">
            <text:p>32.4536807312</text:p>
          </table:table-cell>
          <table:table-cell office:value-type="float" office:value="51.6150919402" calcext:value-type="float">
            <text:p>51.6150919402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3_lv_0001.png</text:p>
          </table:table-cell>
          <table:table-cell office:value-type="float" office:value="16.4616457257" calcext:value-type="float">
            <text:p>16.4616457257</text:p>
          </table:table-cell>
          <table:table-cell office:value-type="float" office:value="5.20699087766" calcext:value-type="float">
            <text:p>5.20699087766</text:p>
          </table:table-cell>
          <table:table-cell office:value-type="float" office:value="32.0789457433" calcext:value-type="float">
            <text:p>32.0789457433</text:p>
          </table:table-cell>
          <table:table-cell office:value-type="float" office:value="48.6697269049" calcext:value-type="float">
            <text:p>48.6697269049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4_lv_0003.png</text:p>
          </table:table-cell>
          <table:table-cell office:value-type="float" office:value="16.1271959745" calcext:value-type="float">
            <text:p>16.1271959745</text:p>
          </table:table-cell>
          <table:table-cell office:value-type="float" office:value="8.75306374934" calcext:value-type="float">
            <text:p>8.75306374934</text:p>
          </table:table-cell>
          <table:table-cell office:value-type="float" office:value="28.8332411289" calcext:value-type="float">
            <text:p>28.8332411289</text:p>
          </table:table-cell>
          <table:table-cell office:value-type="float" office:value="51.0641578115" calcext:value-type="float">
            <text:p>51.0641578115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5_lv_0005.tif</text:p>
          </table:table-cell>
          <table:table-cell office:value-type="float" office:value="15.2653414636" calcext:value-type="float">
            <text:p>15.2653414636</text:p>
          </table:table-cell>
          <table:table-cell office:value-type="float" office:value="5.71581184085" calcext:value-type="float">
            <text:p>5.71581184085</text:p>
          </table:table-cell>
          <table:table-cell office:value-type="float" office:value="30.1060766291" calcext:value-type="float">
            <text:p>30.1060766291</text:p>
          </table:table-cell>
          <table:table-cell office:value-type="float" office:value="49.7327221053" calcext:value-type="float">
            <text:p>49.7327221053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6_lv_0002.png</text:p>
          </table:table-cell>
          <table:table-cell office:value-type="float" office:value="18.2415531137" calcext:value-type="float">
            <text:p>18.2415531137</text:p>
          </table:table-cell>
          <table:table-cell office:value-type="float" office:value="6.7282961439" calcext:value-type="float">
            <text:p>6.7282961439</text:p>
          </table:table-cell>
          <table:table-cell office:value-type="float" office:value="31.1539030781" calcext:value-type="float">
            <text:p>31.1539030781</text:p>
          </table:table-cell>
          <table:table-cell office:value-type="float" office:value="51.3332030269" calcext:value-type="float">
            <text:p>51.3332030269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7_lv_001.png</text:p>
          </table:table-cell>
          <table:table-cell office:value-type="float" office:value="19.2211214033" calcext:value-type="float">
            <text:p>19.2211214033</text:p>
          </table:table-cell>
          <table:table-cell office:value-type="float" office:value="6.47047393936" calcext:value-type="float">
            <text:p>6.47047393936</text:p>
          </table:table-cell>
          <table:table-cell office:value-type="float" office:value="32.3011782448" calcext:value-type="float">
            <text:p>32.3011782448</text:p>
          </table:table-cell>
          <table:table-cell office:value-type="float" office:value="49.4685177967" calcext:value-type="float">
            <text:p>49.4685177967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8_lv_0002.png</text:p>
          </table:table-cell>
          <table:table-cell office:value-type="float" office:value="13.0165785059" calcext:value-type="float">
            <text:p>13.0165785059</text:p>
          </table:table-cell>
          <table:table-cell office:value-type="float" office:value="5.93525871382" calcext:value-type="float">
            <text:p>5.93525871382</text:p>
          </table:table-cell>
          <table:table-cell office:value-type="float" office:value="31.1863430527" calcext:value-type="float">
            <text:p>31.1863430527</text:p>
          </table:table-cell>
          <table:table-cell office:value-type="float" office:value="50.6621745783" calcext:value-type="float">
            <text:p>50.6621745783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29_lv_0001.png</text:p>
          </table:table-cell>
          <table:table-cell office:value-type="float" office:value="19.6897966724" calcext:value-type="float">
            <text:p>19.6897966724</text:p>
          </table:table-cell>
          <table:table-cell office:value-type="float" office:value="7.63239654368" calcext:value-type="float">
            <text:p>7.63239654368</text:p>
          </table:table-cell>
          <table:table-cell office:value-type="float" office:value="30.8405189321" calcext:value-type="float">
            <text:p>30.8405189321</text:p>
          </table:table-cell>
          <table:table-cell office:value-type="float" office:value="52.784438256" calcext:value-type="float">
            <text:p>52.784438256</text:p>
          </table:table-cell>
        </table:table-row>
        <table:table-row table:style-name="ro1">
          <table:table-cell office:value-type="string" calcext:value-type="string">
            <text:p>Arcella</text:p>
          </table:table-cell>
          <table:table-cell office:value-type="string" calcext:value-type="string">
            <text:p>Arc_030_lv_0002.png</text:p>
          </table:table-cell>
          <table:table-cell office:value-type="float" office:value="29.4583565394" calcext:value-type="float">
            <text:p>29.4583565394</text:p>
          </table:table-cell>
          <table:table-cell office:value-type="float" office:value="6.15590529492" calcext:value-type="float">
            <text:p>6.15590529492</text:p>
          </table:table-cell>
          <table:table-cell office:value-type="float" office:value="35.6786189195" calcext:value-type="float">
            <text:p>35.6786189195</text:p>
          </table:table-cell>
          <table:table-cell office:value-type="float" office:value="55.284702016" calcext:value-type="float">
            <text:p>55.284702016</text:p>
          </table:table-cell>
        </table:table-row>
      </table:table>
      <table:table table:name="C_blatta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ineage</text:p>
          </table:table-cell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1_av_0004.tif</text:p>
          </table:table-cell>
          <table:table-cell office:value-type="float" office:value="26.8712380437" calcext:value-type="float">
            <text:p>26.8712380437</text:p>
          </table:table-cell>
          <table:table-cell office:value-type="float" office:value="56.3147985258" calcext:value-type="float">
            <text:p>56.3147985258</text:p>
          </table:table-cell>
          <table:table-cell office:value-type="float" office:value="67.9223459916" calcext:value-type="float">
            <text:p>67.9223459916</text:p>
          </table:table-cell>
          <table:table-cell office:value-type="float" office:value="36.696574772" calcext:value-type="float">
            <text:p>36.696574772</text:p>
          </table:table-cell>
          <table:table-cell office:value-type="float" office:value="8.96761646147" calcext:value-type="float">
            <text:p>8.96761646147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2_av_0001.tif</text:p>
          </table:table-cell>
          <table:table-cell office:value-type="float" office:value="23.9818920229" calcext:value-type="float">
            <text:p>23.9818920229</text:p>
          </table:table-cell>
          <table:table-cell office:value-type="float" office:value="52.7766363839" calcext:value-type="float">
            <text:p>52.7766363839</text:p>
          </table:table-cell>
          <table:table-cell office:value-type="float" office:value="68.7435737578" calcext:value-type="float">
            <text:p>68.7435737578</text:p>
          </table:table-cell>
          <table:table-cell office:value-type="float" office:value="32.1275023928" calcext:value-type="float">
            <text:p>32.1275023928</text:p>
          </table:table-cell>
          <table:table-cell office:value-type="float" office:value="7.81388795671" calcext:value-type="float">
            <text:p>7.81388795671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3_av_0001.tif</text:p>
          </table:table-cell>
          <table:table-cell office:value-type="float" office:value="26.8206849279" calcext:value-type="float">
            <text:p>26.8206849279</text:p>
          </table:table-cell>
          <table:table-cell office:value-type="float" office:value="57.0792516507" calcext:value-type="float">
            <text:p>57.0792516507</text:p>
          </table:table-cell>
          <table:table-cell office:value-type="float" office:value="71.741567379" calcext:value-type="float">
            <text:p>71.741567379</text:p>
          </table:table-cell>
          <table:table-cell office:value-type="float" office:value="41.322911139" calcext:value-type="float">
            <text:p>41.322911139</text:p>
          </table:table-cell>
          <table:table-cell office:value-type="float" office:value="9.95058842481" calcext:value-type="float">
            <text:p>9.95058842481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4_av_0002.png</text:p>
          </table:table-cell>
          <table:table-cell office:value-type="float" office:value="25.6867590015" calcext:value-type="float">
            <text:p>25.6867590015</text:p>
          </table:table-cell>
          <table:table-cell office:value-type="float" office:value="62.7278555747" calcext:value-type="float">
            <text:p>62.7278555747</text:p>
          </table:table-cell>
          <table:table-cell office:value-type="float" office:value="64.576280328" calcext:value-type="float">
            <text:p>64.576280328</text:p>
          </table:table-cell>
          <table:table-cell office:value-type="float" office:value="40.0057704338" calcext:value-type="float">
            <text:p>40.00577043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5_av_0001.png</text:p>
          </table:table-cell>
          <table:table-cell office:value-type="float" office:value="28.5333882496" calcext:value-type="float">
            <text:p>28.5333882496</text:p>
          </table:table-cell>
          <table:table-cell office:value-type="float" office:value="59.298165174" calcext:value-type="float">
            <text:p>59.298165174</text:p>
          </table:table-cell>
          <table:table-cell office:value-type="float" office:value="65.816526534" calcext:value-type="float">
            <text:p>65.816526534</text:p>
          </table:table-cell>
          <table:table-cell office:value-type="float" office:value="28.202207325" calcext:value-type="float">
            <text:p>28.202207325</text:p>
          </table:table-cell>
          <table:table-cell office:value-type="float" office:value="16.1901081528" calcext:value-type="float">
            <text:p>16.1901081528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6_av_0004.tif</text:p>
          </table:table-cell>
          <table:table-cell office:value-type="float" office:value="25.4146812886" calcext:value-type="float">
            <text:p>25.4146812886</text:p>
          </table:table-cell>
          <table:table-cell office:value-type="float" office:value="54.8371022302" calcext:value-type="float">
            <text:p>54.8371022302</text:p>
          </table:table-cell>
          <table:table-cell office:value-type="float" office:value="69.1073083328" calcext:value-type="float">
            <text:p>69.1073083328</text:p>
          </table:table-cell>
          <table:table-cell office:value-type="float" office:value="35.8598098433" calcext:value-type="float">
            <text:p>35.8598098433</text:p>
          </table:table-cell>
          <table:table-cell office:value-type="float" office:value="12.3411138071" calcext:value-type="float">
            <text:p>12.3411138071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7_av_0001.png</text:p>
          </table:table-cell>
          <table:table-cell office:value-type="float" office:value="24.9629666907" calcext:value-type="float">
            <text:p>24.9629666907</text:p>
          </table:table-cell>
          <table:table-cell office:value-type="float" office:value="61.9064272754" calcext:value-type="float">
            <text:p>61.9064272754</text:p>
          </table:table-cell>
          <table:table-cell office:value-type="float" office:value="67.7186427581" calcext:value-type="float">
            <text:p>67.7186427581</text:p>
          </table:table-cell>
          <table:table-cell office:value-type="float" office:value="30.7417158435" calcext:value-type="float">
            <text:p>30.7417158435</text:p>
          </table:table-cell>
          <table:table-cell office:value-type="float" office:value="8.30702895144" calcext:value-type="float">
            <text:p>8.30702895144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8_av_0003.tif</text:p>
          </table:table-cell>
          <table:table-cell office:value-type="float" office:value="28.79707598" calcext:value-type="float">
            <text:p>28.79707598</text:p>
          </table:table-cell>
          <table:table-cell office:value-type="float" office:value="64.9908593111" calcext:value-type="float">
            <text:p>64.9908593111</text:p>
          </table:table-cell>
          <table:table-cell office:value-type="float" office:value="70.6736404892" calcext:value-type="float">
            <text:p>70.6736404892</text:p>
          </table:table-cell>
          <table:table-cell office:value-type="float" office:value="29.4411145339" calcext:value-type="float">
            <text:p>29.4411145339</text:p>
          </table:table-cell>
          <table:table-cell office:value-type="float" office:value="8.93415720703" calcext:value-type="float">
            <text:p>8.93415720703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09_av_0003.tif</text:p>
          </table:table-cell>
          <table:table-cell office:value-type="float" office:value="32.9014375978" calcext:value-type="float">
            <text:p>32.9014375978</text:p>
          </table:table-cell>
          <table:table-cell office:value-type="float" office:value="61.2969331207" calcext:value-type="float">
            <text:p>61.2969331207</text:p>
          </table:table-cell>
          <table:table-cell office:value-type="float" office:value="71.4753749063" calcext:value-type="float">
            <text:p>71.4753749063</text:p>
          </table:table-cell>
          <table:table-cell office:value-type="float" office:value="42.7307294579" calcext:value-type="float">
            <text:p>42.7307294579</text:p>
          </table:table-cell>
          <table:table-cell office:value-type="float" office:value="7.65612310507" calcext:value-type="float">
            <text:p>7.65612310507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0_av_0001.png</text:p>
          </table:table-cell>
          <table:table-cell office:value-type="float" office:value="26.4711142569" calcext:value-type="float">
            <text:p>26.4711142569</text:p>
          </table:table-cell>
          <table:table-cell office:value-type="float" office:value="52.2534081568" calcext:value-type="float">
            <text:p>52.2534081568</text:p>
          </table:table-cell>
          <table:table-cell office:value-type="float" office:value="62.1208343875" calcext:value-type="float">
            <text:p>62.1208343875</text:p>
          </table:table-cell>
          <table:table-cell office:value-type="float" office:value="33.9652228022" calcext:value-type="float">
            <text:p>33.96522280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2_av_0001.tif</text:p>
          </table:table-cell>
          <table:table-cell office:value-type="float" office:value="19.9791407723" calcext:value-type="float">
            <text:p>19.9791407723</text:p>
          </table:table-cell>
          <table:table-cell office:value-type="float" office:value="54.8046415917" calcext:value-type="float">
            <text:p>54.8046415917</text:p>
          </table:table-cell>
          <table:table-cell office:value-type="float" office:value="59.7853575552" calcext:value-type="float">
            <text:p>59.7853575552</text:p>
          </table:table-cell>
          <table:table-cell office:value-type="float" office:value="35.0825222012" calcext:value-type="float">
            <text:p>35.0825222012</text:p>
          </table:table-cell>
          <table:table-cell office:value-type="float" office:value="9.84010812949" calcext:value-type="float">
            <text:p>9.84010812949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3_av_0001.tif</text:p>
          </table:table-cell>
          <table:table-cell office:value-type="float" office:value="28.4280176059" calcext:value-type="float">
            <text:p>28.4280176059</text:p>
          </table:table-cell>
          <table:table-cell office:value-type="float" office:value="74.0313217226" calcext:value-type="float">
            <text:p>74.0313217226</text:p>
          </table:table-cell>
          <table:table-cell office:value-type="float" office:value="64.2491279318" calcext:value-type="float">
            <text:p>64.2491279318</text:p>
          </table:table-cell>
          <table:table-cell office:value-type="float" office:value="32.2014925896" calcext:value-type="float">
            <text:p>32.2014925896</text:p>
          </table:table-cell>
          <table:table-cell office:value-type="float" office:value="8.5773740154" calcext:value-type="float">
            <text:p>8.5773740154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4_av_0001.tif</text:p>
          </table:table-cell>
          <table:table-cell office:value-type="float" office:value="28.9982214799" calcext:value-type="float">
            <text:p>28.9982214799</text:p>
          </table:table-cell>
          <table:table-cell office:value-type="float" office:value="59.2516673605" calcext:value-type="float">
            <text:p>59.2516673605</text:p>
          </table:table-cell>
          <table:table-cell office:value-type="float" office:value="54.7674670767" calcext:value-type="float">
            <text:p>54.7674670767</text:p>
          </table:table-cell>
          <table:table-cell office:value-type="float" office:value="40.5252655142" calcext:value-type="float">
            <text:p>40.5252655142</text:p>
          </table:table-cell>
          <table:table-cell office:value-type="float" office:value="12.1064315139" calcext:value-type="float">
            <text:p>12.1064315139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5_av_0001.tif</text:p>
          </table:table-cell>
          <table:table-cell office:value-type="float" office:value="29.4599553632" calcext:value-type="float">
            <text:p>29.4599553632</text:p>
          </table:table-cell>
          <table:table-cell office:value-type="float" office:value="62.3567438614" calcext:value-type="float">
            <text:p>62.3567438614</text:p>
          </table:table-cell>
          <table:table-cell office:value-type="float" office:value="65.7807427824" calcext:value-type="float">
            <text:p>65.7807427824</text:p>
          </table:table-cell>
          <table:table-cell office:value-type="float" office:value="34.4523730532" calcext:value-type="float">
            <text:p>34.4523730532</text:p>
          </table:table-cell>
          <table:table-cell office:value-type="float" office:value="9.58258524616" calcext:value-type="float">
            <text:p>9.58258524616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7_av_0001.tif</text:p>
          </table:table-cell>
          <table:table-cell office:value-type="float" office:value="40.4152622656" calcext:value-type="float">
            <text:p>40.4152622656</text:p>
          </table:table-cell>
          <table:table-cell office:value-type="float" office:value="70.9524012983" calcext:value-type="float">
            <text:p>70.9524012983</text:p>
          </table:table-cell>
          <table:table-cell office:value-type="float" office:value="77.3081373466" calcext:value-type="float">
            <text:p>77.3081373466</text:p>
          </table:table-cell>
          <table:table-cell office:value-type="float" office:value="45.6970910343" calcext:value-type="float">
            <text:p>45.6970910343</text:p>
          </table:table-cell>
          <table:table-cell office:value-type="float" office:value="19.7662209843" calcext:value-type="float">
            <text:p>19.7662209843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8_av_0001.png</text:p>
          </table:table-cell>
          <table:table-cell office:value-type="float" office:value="22.1147083408" calcext:value-type="float">
            <text:p>22.1147083408</text:p>
          </table:table-cell>
          <table:table-cell office:value-type="float" office:value="60.8733169788" calcext:value-type="float">
            <text:p>60.8733169788</text:p>
          </table:table-cell>
          <table:table-cell office:value-type="float" office:value="58.1196477966" calcext:value-type="float">
            <text:p>58.1196477966</text:p>
          </table:table-cell>
          <table:table-cell office:value-type="float" office:value="30.6285286783" calcext:value-type="float">
            <text:p>30.6285286783</text:p>
          </table:table-cell>
          <table:table-cell office:value-type="float" office:value="12.481193733" calcext:value-type="float">
            <text:p>12.481193733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19_av_0002.tif</text:p>
          </table:table-cell>
          <table:table-cell office:value-type="float" office:value="22.3800188785" calcext:value-type="float">
            <text:p>22.3800188785</text:p>
          </table:table-cell>
          <table:table-cell office:value-type="float" office:value="57.1069078571" calcext:value-type="float">
            <text:p>57.1069078571</text:p>
          </table:table-cell>
          <table:table-cell office:value-type="float" office:value="61.8789903764" calcext:value-type="float">
            <text:p>61.8789903764</text:p>
          </table:table-cell>
          <table:table-cell office:value-type="float" office:value="33.2632415889" calcext:value-type="float">
            <text:p>33.2632415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0_av_0001.tif</text:p>
          </table:table-cell>
          <table:table-cell office:value-type="float" office:value="29.4008743407" calcext:value-type="float">
            <text:p>29.4008743407</text:p>
          </table:table-cell>
          <table:table-cell office:value-type="float" office:value="68.1891504933" calcext:value-type="float">
            <text:p>68.1891504933</text:p>
          </table:table-cell>
          <table:table-cell office:value-type="float" office:value="62.5896937203" calcext:value-type="float">
            <text:p>62.5896937203</text:p>
          </table:table-cell>
          <table:table-cell office:value-type="float" office:value="35.2714716024" calcext:value-type="float">
            <text:p>35.2714716024</text:p>
          </table:table-cell>
          <table:table-cell office:value-type="float" office:value="10.8660733018" calcext:value-type="float">
            <text:p>10.8660733018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1_av_0001.tif</text:p>
          </table:table-cell>
          <table:table-cell office:value-type="float" office:value="20.6992812677" calcext:value-type="float">
            <text:p>20.6992812677</text:p>
          </table:table-cell>
          <table:table-cell office:value-type="float" office:value="48.4266133856" calcext:value-type="float">
            <text:p>48.4266133856</text:p>
          </table:table-cell>
          <table:table-cell office:value-type="float" office:value="68.970937249" calcext:value-type="float">
            <text:p>68.970937249</text:p>
          </table:table-cell>
          <table:table-cell office:value-type="float" office:value="39.5388491487" calcext:value-type="float">
            <text:p>39.5388491487</text:p>
          </table:table-cell>
          <table:table-cell office:value-type="float" office:value="11.3410636626" calcext:value-type="float">
            <text:p>11.3410636626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2_av_0001.tif</text:p>
          </table:table-cell>
          <table:table-cell office:value-type="float" office:value="30.4113733495" calcext:value-type="float">
            <text:p>30.4113733495</text:p>
          </table:table-cell>
          <table:table-cell office:value-type="float" office:value="58.8344272004" calcext:value-type="float">
            <text:p>58.8344272004</text:p>
          </table:table-cell>
          <table:table-cell office:value-type="float" office:value="66.8015106566" calcext:value-type="float">
            <text:p>66.8015106566</text:p>
          </table:table-cell>
          <table:table-cell office:value-type="float" office:value="34.447601963" calcext:value-type="float">
            <text:p>34.447601963</text:p>
          </table:table-cell>
          <table:table-cell office:value-type="float" office:value="11.7038640628" calcext:value-type="float">
            <text:p>11.7038640628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3_av_0002.tif</text:p>
          </table:table-cell>
          <table:table-cell office:value-type="float" office:value="30.957878238" calcext:value-type="float">
            <text:p>30.957878238</text:p>
          </table:table-cell>
          <table:table-cell office:value-type="float" office:value="70.6051057927" calcext:value-type="float">
            <text:p>70.6051057927</text:p>
          </table:table-cell>
          <table:table-cell office:value-type="float" office:value="70.5196365915" calcext:value-type="float">
            <text:p>70.5196365915</text:p>
          </table:table-cell>
          <table:table-cell office:value-type="float" office:value="41.2776762912" calcext:value-type="float">
            <text:p>41.2776762912</text:p>
          </table:table-cell>
          <table:table-cell office:value-type="float" office:value="20.3883837761" calcext:value-type="float">
            <text:p>20.3883837761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4_av_0002.tif</text:p>
          </table:table-cell>
          <table:table-cell office:value-type="float" office:value="29.4399470108" calcext:value-type="float">
            <text:p>29.4399470108</text:p>
          </table:table-cell>
          <table:table-cell office:value-type="float" office:value="64.3611488555" calcext:value-type="float">
            <text:p>64.3611488555</text:p>
          </table:table-cell>
          <table:table-cell office:value-type="float" office:value="64.7712503894" calcext:value-type="float">
            <text:p>64.7712503894</text:p>
          </table:table-cell>
          <table:table-cell office:value-type="float" office:value="36.58094981" calcext:value-type="float">
            <text:p>36.58094981</text:p>
          </table:table-cell>
          <table:table-cell office:value-type="float" office:value="14.4602575357" calcext:value-type="float">
            <text:p>14.4602575357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8_av_0003.tif</text:p>
          </table:table-cell>
          <table:table-cell office:value-type="float" office:value="24.3739322433" calcext:value-type="float">
            <text:p>24.3739322433</text:p>
          </table:table-cell>
          <table:table-cell office:value-type="float" office:value="56.2377278702" calcext:value-type="float">
            <text:p>56.2377278702</text:p>
          </table:table-cell>
          <table:table-cell office:value-type="float" office:value="69.1081085981" calcext:value-type="float">
            <text:p>69.1081085981</text:p>
          </table:table-cell>
          <table:table-cell office:value-type="float" office:value="40.0220871145" calcext:value-type="float">
            <text:p>40.02208711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29_av_0001.tif</text:p>
          </table:table-cell>
          <table:table-cell office:value-type="float" office:value="33.4559291756" calcext:value-type="float">
            <text:p>33.4559291756</text:p>
          </table:table-cell>
          <table:table-cell office:value-type="float" office:value="54.4740517035" calcext:value-type="float">
            <text:p>54.4740517035</text:p>
          </table:table-cell>
          <table:table-cell office:value-type="float" office:value="67.1125398864" calcext:value-type="float">
            <text:p>67.1125398864</text:p>
          </table:table-cell>
          <table:table-cell office:value-type="float" office:value="37.3589912203" calcext:value-type="float">
            <text:p>37.35899122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entropyxis</text:p>
          </table:table-cell>
          <table:table-cell office:value-type="string" calcext:value-type="string">
            <text:p>cent_030_av_0001.png</text:p>
          </table:table-cell>
          <table:table-cell office:value-type="float" office:value="28.7527769789" calcext:value-type="float">
            <text:p>28.7527769789</text:p>
          </table:table-cell>
          <table:table-cell office:value-type="float" office:value="55.7250287034" calcext:value-type="float">
            <text:p>55.7250287034</text:p>
          </table:table-cell>
          <table:table-cell office:value-type="float" office:value="66.8931911034" calcext:value-type="float">
            <text:p>66.8931911034</text:p>
          </table:table-cell>
          <table:table-cell office:value-type="float" office:value="42.8337448748" calcext:value-type="float">
            <text:p>42.8337448748</text:p>
          </table:table-cell>
          <table:table-cell office:value-type="string" calcext:value-type="string">
            <text:p>NA</text:p>
          </table:table-cell>
        </table:table-row>
      </table:table>
      <table:table table:name="C_periurbana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dentificad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banus1</text:p>
          </table:table-cell>
          <table:table-cell office:value-type="float" office:value="264.6" calcext:value-type="float">
            <text:p>264.6</text:p>
          </table:table-cell>
          <table:table-cell office:value-type="float" office:value="61.6" calcext:value-type="float">
            <text:p>61.6</text:p>
          </table:table-cell>
          <table:table-cell office:value-type="float" office:value="114.4" calcext:value-type="float">
            <text:p>114.4</text:p>
          </table:table-cell>
          <table:table-cell office:value-type="float" office:value="28.8323944548" calcext:value-type="float">
            <text:p>28.83</text:p>
          </table:table-cell>
        </table:table-row>
        <table:table-row table:style-name="ro1">
          <table:table-cell office:value-type="string" calcext:value-type="string">
            <text:p>urbanus2</text:p>
          </table:table-cell>
          <table:table-cell office:value-type="float" office:value="256" calcext:value-type="float">
            <text:p>256</text:p>
          </table:table-cell>
          <table:table-cell office:value-type="float" office:value="60.7" calcext:value-type="float">
            <text:p>60.7</text:p>
          </table:table-cell>
          <table:table-cell office:value-type="float" office:value="104.3" calcext:value-type="float">
            <text:p>104.3</text:p>
          </table:table-cell>
          <table:table-cell office:value-type="float" office:value="27.8828351679" calcext:value-type="float">
            <text:p>27.88</text:p>
          </table:table-cell>
        </table:table-row>
        <table:table-row table:style-name="ro1">
          <table:table-cell office:value-type="string" calcext:value-type="string">
            <text:p>urbanus3</text:p>
          </table:table-cell>
          <table:table-cell office:value-type="float" office:value="249.8" calcext:value-type="float">
            <text:p>249.8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2.1944842039" calcext:value-type="float">
            <text:p>12.19</text:p>
          </table:table-cell>
        </table:table-row>
        <table:table-row table:style-name="ro1">
          <table:table-cell office:value-type="string" calcext:value-type="string">
            <text:p>urbanus4</text:p>
          </table:table-cell>
          <table:table-cell office:value-type="float" office:value="250.6" calcext:value-type="float">
            <text:p>250.6</text:p>
          </table:table-cell>
          <table:table-cell office:value-type="float" office:value="61.5" calcext:value-type="float">
            <text:p>61.5</text:p>
          </table:table-cell>
          <table:table-cell office:value-type="float" office:value="118.9" calcext:value-type="float">
            <text:p>118.9</text:p>
          </table:table-cell>
          <table:table-cell office:value-type="float" office:value="36.7408524261" calcext:value-type="float">
            <text:p>36.74</text:p>
          </table:table-cell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255.25" calcext:value-type="float">
            <text:p>255.25</text:p>
          </table:table-cell>
          <table:table-cell office:value-type="float" office:value="59.7" calcext:value-type="float">
            <text:p>59.7</text:p>
          </table:table-cell>
          <table:table-cell office:value-type="float" office:value="112.9" calcext:value-type="float">
            <text:p>112.9</text:p>
          </table:table-cell>
          <table:table-cell office:value-type="float" office:value="26.4126415632" calcext:value-type="float">
            <text:p>26.41</text:p>
          </table:table-cell>
        </table:table-row>
      </table:table>
      <table:table table:name="H_steppica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ni_M3-1.tif</text:p>
          </table:table-cell>
          <table:table-cell office:value-type="float" office:value="42.3" calcext:value-type="float">
            <text:p>42.3</text:p>
          </table:table-cell>
          <table:table-cell office:value-type="float" office:value="65.06" calcext:value-type="float">
            <text:p>65.06</text:p>
          </table:table-cell>
          <table:table-cell office:value-type="float" office:value="22.21" calcext:value-type="float">
            <text:p>22.21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string" calcext:value-type="string">
            <text:p>guani_M3-2_0002.tif-1</text:p>
          </table:table-cell>
          <table:table-cell office:value-type="float" office:value="40.77" calcext:value-type="float">
            <text:p>40.77</text:p>
          </table:table-cell>
          <table:table-cell office:value-type="float" office:value="66.26" calcext:value-type="float">
            <text:p>66.26</text:p>
          </table:table-cell>
          <table:table-cell office:value-type="float" office:value="20.48" calcext:value-type="float">
            <text:p>20.48</text:p>
          </table:table-cell>
          <table:table-cell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guani_M3-2_0002.tif-2</text:p>
          </table:table-cell>
          <table:table-cell office:value-type="float" office:value="42.85" calcext:value-type="float">
            <text:p>42.85</text:p>
          </table:table-cell>
          <table:table-cell office:value-type="float" office:value="71" calcext:value-type="float">
            <text:p>71</text:p>
          </table:table-cell>
          <table:table-cell office:value-type="float" office:value="20.92" calcext:value-type="float">
            <text:p>20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string" calcext:value-type="string">
            <text:p>guani_M3-2_0002.tif-3</text:p>
          </table:table-cell>
          <table:table-cell office:value-type="float" office:value="40.57" calcext:value-type="float">
            <text:p>40.57</text:p>
          </table:table-cell>
          <table:table-cell office:value-type="float" office:value="64.89" calcext:value-type="float">
            <text:p>64.89</text:p>
          </table:table-cell>
          <table:table-cell office:value-type="float" office:value="23.2" calcext:value-type="float">
            <text:p>23.2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guani_M3-3_0003.tif</text:p>
          </table:table-cell>
          <table:table-cell office:value-type="float" office:value="41.16" calcext:value-type="float">
            <text:p>41.16</text:p>
          </table:table-cell>
          <table:table-cell office:value-type="float" office:value="65.17" calcext:value-type="float">
            <text:p>65.17</text:p>
          </table:table-cell>
          <table:table-cell office:value-type="float" office:value="27.33" calcext:value-type="float">
            <text:p>27.33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string" calcext:value-type="string">
            <text:p>guani_M3-3_0004.tif</text:p>
          </table:table-cell>
          <table:table-cell office:value-type="float" office:value="42.69" calcext:value-type="float">
            <text:p>42.69</text:p>
          </table:table-cell>
          <table:table-cell office:value-type="float" office:value="68.25" calcext:value-type="float">
            <text:p>68.25</text:p>
          </table:table-cell>
          <table:table-cell office:value-type="float" office:value="28.18" calcext:value-type="float">
            <text:p>28.18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guani_M3-4_0005.tif</text:p>
          </table:table-cell>
          <table:table-cell office:value-type="float" office:value="45.5" calcext:value-type="float">
            <text:p>45.5</text:p>
          </table:table-cell>
          <table:table-cell office:value-type="float" office:value="67.87" calcext:value-type="float">
            <text:p>67.87</text:p>
          </table:table-cell>
          <table:table-cell office:value-type="float" office:value="22.85" calcext:value-type="float">
            <text:p>22.85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string" calcext:value-type="string">
            <text:p>guani_M3-4_0006.tif</text:p>
          </table:table-cell>
          <table:table-cell office:value-type="float" office:value="41.16" calcext:value-type="float">
            <text:p>41.16</text:p>
          </table:table-cell>
          <table:table-cell office:value-type="float" office:value="66.77" calcext:value-type="float">
            <text:p>66.77</text:p>
          </table:table-cell>
          <table:table-cell office:value-type="float" office:value="24.77" calcext:value-type="float">
            <text:p>24.7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guani_M3-5_0001.tif</text:p>
          </table:table-cell>
          <table:table-cell office:value-type="float" office:value="38.19" calcext:value-type="float">
            <text:p>38.19</text:p>
          </table:table-cell>
          <table:table-cell office:value-type="float" office:value="64.59" calcext:value-type="float">
            <text:p>64.59</text:p>
          </table:table-cell>
          <table:table-cell office:value-type="float" office:value="24.94" calcext:value-type="float">
            <text:p>24.94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string" calcext:value-type="string">
            <text:p>M3H_01.bmp</text:p>
          </table:table-cell>
          <table:table-cell office:value-type="float" office:value="40.82" calcext:value-type="float">
            <text:p>40.82</text:p>
          </table:table-cell>
          <table:table-cell office:value-type="float" office:value="60.76" calcext:value-type="float">
            <text:p>60.76</text:p>
          </table:table-cell>
          <table:table-cell office:value-type="float" office:value="22.3" calcext:value-type="float">
            <text:p>22.3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M3H_02.bmp</text:p>
          </table:table-cell>
          <table:table-cell office:value-type="float" office:value="27.98" calcext:value-type="float">
            <text:p>27.98</text:p>
          </table:table-cell>
          <table:table-cell office:value-type="float" office:value="67.82" calcext:value-type="float">
            <text:p>67.82</text:p>
          </table:table-cell>
          <table:table-cell office:value-type="float" office:value="26.71" calcext:value-type="float">
            <text:p>26.71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string" calcext:value-type="string">
            <text:p>M3H_05.bmp</text:p>
          </table:table-cell>
          <table:table-cell office:value-type="float" office:value="44.8" calcext:value-type="float">
            <text:p>44.8</text:p>
          </table:table-cell>
          <table:table-cell office:value-type="float" office:value="65.78" calcext:value-type="float">
            <text:p>65.78</text:p>
          </table:table-cell>
          <table:table-cell office:value-type="float" office:value="25.7" calcext:value-type="float">
            <text:p>25.7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string" calcext:value-type="string">
            <text:p>M3H_07.bmp</text:p>
          </table:table-cell>
          <table:table-cell office:value-type="float" office:value="46.05" calcext:value-type="float">
            <text:p>46.05</text:p>
          </table:table-cell>
          <table:table-cell office:value-type="float" office:value="70.88" calcext:value-type="float">
            <text:p>70.88</text:p>
          </table:table-cell>
          <table:table-cell office:value-type="float" office:value="26.53" calcext:value-type="float">
            <text:p>26.53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string" calcext:value-type="string">
            <text:p>M3H_08.bmp</text:p>
          </table:table-cell>
          <table:table-cell office:value-type="float" office:value="45.7" calcext:value-type="float">
            <text:p>45.7</text:p>
          </table:table-cell>
          <table:table-cell office:value-type="float" office:value="68.94" calcext:value-type="float">
            <text:p>68.94</text:p>
          </table:table-cell>
          <table:table-cell office:value-type="float" office:value="26.49" calcext:value-type="float">
            <text:p>26.49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string" calcext:value-type="string">
            <text:p>Musgo Oc3_09_0010.tif</text:p>
          </table:table-cell>
          <table:table-cell office:value-type="float" office:value="43.06" calcext:value-type="float">
            <text:p>43.06</text:p>
          </table:table-cell>
          <table:table-cell office:value-type="float" office:value="65.66" calcext:value-type="float">
            <text:p>65.66</text:p>
          </table:table-cell>
          <table:table-cell office:value-type="float" office:value="27.4" calcext:value-type="float">
            <text:p>27.4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string" calcext:value-type="string">
            <text:p>Musgo Oc3_10_0001.tif</text:p>
          </table:table-cell>
          <table:table-cell office:value-type="float" office:value="40.88" calcext:value-type="float">
            <text:p>40.88</text:p>
          </table:table-cell>
          <table:table-cell office:value-type="float" office:value="63.05" calcext:value-type="float">
            <text:p>63.05</text:p>
          </table:table-cell>
          <table:table-cell office:value-type="float" office:value="32.62" calcext:value-type="float">
            <text:p>32.62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Musgo Oc3_13_0005.tif</text:p>
          </table:table-cell>
          <table:table-cell office:value-type="float" office:value="43.72" calcext:value-type="float">
            <text:p>43.72</text:p>
          </table:table-cell>
          <table:table-cell office:value-type="float" office:value="66.9" calcext:value-type="float">
            <text:p>66.9</text:p>
          </table:table-cell>
          <table:table-cell office:value-type="float" office:value="26.2" calcext:value-type="float">
            <text:p>26.2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string" calcext:value-type="string">
            <text:p>Musgo Oc3_19_0010.tif</text:p>
          </table:table-cell>
          <table:table-cell office:value-type="float" office:value="42.97" calcext:value-type="float">
            <text:p>42.97</text:p>
          </table:table-cell>
          <table:table-cell office:value-type="float" office:value="67.2" calcext:value-type="float">
            <text:p>67.2</text:p>
          </table:table-cell>
          <table:table-cell office:value-type="float" office:value="30.09" calcext:value-type="float">
            <text:p>30.09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Musgo Oc3_20_0011.tif</text:p>
          </table:table-cell>
          <table:table-cell office:value-type="float" office:value="41.84" calcext:value-type="float">
            <text:p>41.84</text:p>
          </table:table-cell>
          <table:table-cell office:value-type="float" office:value="66.46" calcext:value-type="float">
            <text:p>66.46</text:p>
          </table:table-cell>
          <table:table-cell office:value-type="float" office:value="23.96" calcext:value-type="float">
            <text:p>23.96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Musgo Oc3_21_0001.tif</text:p>
          </table:table-cell>
          <table:table-cell office:value-type="float" office:value="40.22" calcext:value-type="float">
            <text:p>40.22</text:p>
          </table:table-cell>
          <table:table-cell office:value-type="float" office:value="61.62" calcext:value-type="float">
            <text:p>61.62</text:p>
          </table:table-cell>
          <table:table-cell office:value-type="float" office:value="20.37" calcext:value-type="float">
            <text:p>20.37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1">
          <table:table-cell office:value-type="string" calcext:value-type="string">
            <text:p>Musgo Oc3_25_0011.tif</text:p>
          </table:table-cell>
          <table:table-cell office:value-type="float" office:value="42.43" calcext:value-type="float">
            <text:p>42.43</text:p>
          </table:table-cell>
          <table:table-cell office:value-type="float" office:value="63.4" calcext:value-type="float">
            <text:p>63.4</text:p>
          </table:table-cell>
          <table:table-cell office:value-type="float" office:value="23.96" calcext:value-type="float">
            <text:p>23.96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Musgo Oc3_26_0012.tif</text:p>
          </table:table-cell>
          <table:table-cell office:value-type="float" office:value="40.63" calcext:value-type="float">
            <text:p>40.63</text:p>
          </table:table-cell>
          <table:table-cell office:value-type="float" office:value="66.79" calcext:value-type="float">
            <text:p>66.79</text:p>
          </table:table-cell>
          <table:table-cell office:value-type="float" office:value="21.49" calcext:value-type="float">
            <text:p>21.49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string" calcext:value-type="string">
            <text:p>Musgo Oc3_28_0017.tif</text:p>
          </table:table-cell>
          <table:table-cell office:value-type="float" office:value="42.78" calcext:value-type="float">
            <text:p>42.78</text:p>
          </table:table-cell>
          <table:table-cell office:value-type="float" office:value="64.34" calcext:value-type="float">
            <text:p>64.34</text:p>
          </table:table-cell>
          <table:table-cell office:value-type="float" office:value="24.5" calcext:value-type="float">
            <text:p>24.5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Musgo Oc3_29_0019.tif</text:p>
          </table:table-cell>
          <table:table-cell office:value-type="float" office:value="42.4" calcext:value-type="float">
            <text:p>42.4</text:p>
          </table:table-cell>
          <table:table-cell office:value-type="float" office:value="65.8" calcext:value-type="float">
            <text:p>65.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35" calcext:value-type="float">
            <text:p>24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8:31:01.031336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8:52:38.756320461</meta:creation-date>
    <dc:date>2023-03-20T18:32:58.573189902</dc:date>
    <meta:editing-duration>PT27M19S</meta:editing-duration>
    <meta:editing-cycles>4</meta:editing-cycles>
    <meta:generator>LibreOffice/6.4.7.2$Linux_X86_64 LibreOffice_project/40$Build-2</meta:generator>
    <meta:document-statistic meta:table-count="4" meta:cell-count="493" meta:object-count="0"/>
  </office:meta>
</office:document-meta>
</file>